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F000001962813E171C1235DB1.png" manifest:media-type="image/png"/>
  <manifest:file-entry manifest:full-path="Pictures/10009CAA0000170D000029F3920A2D2BB72DB9AD.svg" manifest:media-type="image/svg+xml"/>
  <manifest:file-entry manifest:full-path="Pictures/10000201000000A30000016526ED3973B47C4EFD.png" manifest:media-type="image/png"/>
  <manifest:file-entry manifest:full-path="Pictures/10000201000003C00000078053F667591B389F7E.png" manifest:media-type="image/png"/>
  <manifest:file-entry manifest:full-path="Pictures/10000201000000EF000000F2D88B940B300AD9E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6.179cm" fo:min-width="12.5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666666" draw:marker-start-width="0.245cm" draw:marker-end-width="0.245cm" draw:fill="solid" draw:fill-color="#ffcc99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cm" svg:stroke-color="#666666" draw:marker-start-width="0.245cm" draw:marker-end-width="0.245cm" draw:fill="solid" draw:fill-color="#cfe7f5" draw:textarea-horizontal-align="left" draw:textarea-vertical-align="bottom" fo:padding-top="0.14cm" fo:padding-bottom="0.14cm" fo:padding-left="0.265cm" fo:padding-right="0.265cm" draw:shadow="hidden" draw:shadow-offset-x="0.1cm" draw:shadow-offset-y="0.1cm" draw:shadow-opacity="70%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666666" draw:marker-start-width="0.245cm" draw:marker-end-width="0.245cm" draw:fill="none" draw:fill-color="#ffffff" draw:textarea-horizontal-align="left" draw:auto-grow-height="true" draw:auto-grow-width="true" fo:min-height="0.628cm" fo:min-width="5.069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3cm" svg:stroke-color="#666666" draw:marker-start-width="0.245cm" draw:marker-end-width="0.245cm" draw:fill="none" draw:fill-color="#ffffff" draw:textarea-horizontal-align="center" draw:auto-grow-height="true" draw:auto-grow-width="true" fo:min-height="0.628cm" fo:min-width="2.876cm" fo:padding-left="0cm" fo:padding-right="0cm"/>
      <style:paragraph-properties style:writing-mode="lr-tb"/>
    </style:style>
    <style:style style:name="gr9" style:family="graphic" style:parent-style-name="standard">
      <style:graphic-properties svg:stroke-width="0.03cm" svg:stroke-color="#666666" draw:marker-start-width="0.245cm" draw:marker-end-width="0.245cm" draw:fill-color="#87cefa" draw:textarea-horizontal-align="justify" draw:textarea-vertical-align="middle" draw:auto-grow-height="false" fo:min-height="0.461cm" fo:min-width="4.152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svg:stroke-width="0.03cm" svg:stroke-color="#666666" draw:marker-start-width="0.245cm" draw:marker-end-width="0.245cm" draw:fill-color="#cd6889" draw:textarea-horizontal-align="justify" draw:textarea-vertical-align="middle" draw:auto-grow-height="false" fo:min-height="0.57cm" fo:min-width="4.138cm" fo:padding-top="0.14cm" fo:padding-bottom="0.14cm" fo:padding-left="0.265cm" fo:padding-right="0.26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textarea-horizontal-align="left" draw:auto-grow-height="true" draw:auto-grow-width="true" fo:min-height="0.628cm" fo:min-width="3.135cm" fo:padding-left="0cm" fo:padding-right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7f7e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c99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cfe7f5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87cefa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cd6889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4.542cm" svg:y1="6.518cm" svg:x2="27.342cm" svg:y2="6.518cm">
          <text:p/>
        </draw:line>
        <draw:custom-shape draw:style-name="gr2" draw:text-style-name="P2" draw:layer="layout" svg:width="13.1cm" svg:height="6.459cm" svg:x="11.942cm" svg:y="1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4" draw:layer="layout" svg:width="10.9cm" svg:height="3.454cm" svg:x="13.642cm" svg:y="1.857cm">
          <text:p text:style-name="P3"><text:span text:style-name="T1">Spring MVC</text:span></text:p>
        </draw:rect>
        <draw:frame draw:style-name="gr4" draw:text-style-name="P1" draw:layer="layout" svg:width="1.742cm" svg:height="3.721cm" svg:x="11.272cm" svg:y="4.05cm">
          <draw:image xlink:href="Pictures/10000201000000A30000016526ED3973B47C4EFD.png" xlink:type="simple" xlink:show="embed" xlink:actuate="onLoad" loext:mime-type="image/png">
            <text:p/>
          </draw:image>
        </draw:frame>
        <draw:rect draw:style-name="gr5" draw:text-style-name="P5" draw:layer="layout" svg:width="10.9cm" svg:height="1.553cm" svg:x="13.642cm" svg:y="5.711cm">
          <text:p text:style-name="P3"><text:span text:style-name="T1">JDBC/JPA</text:span></text:p>
        </draw:rect>
        <draw:frame draw:style-name="gr6" draw:text-style-name="P1" draw:layer="layout" svg:width="2.432cm" svg:height="2.904cm" svg:x="27.468cm" svg:y="4.888cm">
          <draw:image xlink:href="Pictures/10000201000000EF000000F2D88B940B300AD9EE.png" xlink:type="simple" xlink:show="embed" xlink:actuate="onLoad" loext:mime-type="image/png">
            <text:p/>
          </draw:image>
        </draw:frame>
        <draw:frame draw:style-name="gr7" draw:text-style-name="P6" draw:layer="layout" svg:width="5.069cm" svg:height="0.878cm" svg:x="11.073cm" svg:y="7.966cm">
          <draw:text-box>
            <text:p><text:span text:style-name="T2">Java-Backend</text:span></text:p>
          </draw:text-box>
        </draw:frame>
        <draw:frame draw:style-name="gr8" draw:text-style-name="P6" draw:layer="layout" svg:width="2.876cm" svg:height="0.878cm" svg:x="27.246cm" svg:y="7.966cm">
          <draw:text-box>
            <text:p><text:span text:style-name="T2">Datenbank</text:span></text:p>
          </draw:text-box>
        </draw:frame>
        <draw:custom-shape draw:style-name="gr9" draw:text-style-name="P8" draw:layer="layout" svg:width="6.62cm" svg:height="1.047cm" svg:x="17.722cm" svg:y="5.973cm">
          <text:p text:style-name="P7"><text:span text:style-name="T1">Persistence Ent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6.6cm" svg:height="1.2cm" svg:x="17.742cm" svg:y="2.264cm">
          <text:p text:style-name="P7"><text:span text:style-name="T1">REST Control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6.6cm" svg:height="1.2cm" svg:x="17.742cm" svg:y="3.811cm">
          <text:p text:style-name="P7"><text:span text:style-name="T1">Services / Be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93cm" svg:y1="3.686cm" svg:x2="11.693cm" svg:y2="3.686cm">
          <text:p/>
        </draw:line>
        <draw:g>
          <draw:g>
            <draw:frame draw:style-name="gr11" draw:text-style-name="P3" draw:layer="layout" svg:width="3.743cm" svg:height="7.489cm" draw:transform="rotate (0.154112572951099) translate (-0.073cm 0.686cm)">
              <draw:image xlink:href="Pictures/10000201000003C00000078053F667591B389F7E.png" xlink:type="simple" xlink:show="embed" xlink:actuate="onLoad" loext:mime-type="image/png">
                <text:p/>
              </draw:image>
            </draw:frame>
            <draw:frame draw:style-name="gr11" draw:text-style-name="P3" draw:layer="layout" svg:width="3.279cm" svg:height="5.796cm" draw:transform="rotate (0.154112572951099) translate (0.281cm 1.491cm)">
              <draw:image xlink:href="Pictures/10009CAA0000170D000029F3920A2D2BB72DB9AD.svg" xlink:type="simple" xlink:show="embed" xlink:actuate="onLoad" loext:mime-type="image/svg+xml">
                <text:p/>
              </draw:image>
              <draw:image xlink:href="Pictures/10000201000000DF000001962813E171C1235DB1.png" xlink:type="simple" xlink:show="embed" xlink:actuate="onLoad" loext:mime-type="image/png"/>
            </draw:frame>
          </draw:g>
          <draw:g>
            <draw:frame draw:style-name="gr11" draw:text-style-name="P3" draw:layer="layout" svg:width="3.743cm" svg:height="7.489cm" draw:transform="rotate (0.0324631240870945) translate (0.995cm 0.259cm)">
              <draw:image xlink:href="Pictures/10000201000003C00000078053F667591B389F7E.png" xlink:type="simple" xlink:show="embed" xlink:actuate="onLoad" loext:mime-type="image/png">
                <text:p/>
              </draw:image>
            </draw:frame>
            <draw:frame draw:style-name="gr11" draw:text-style-name="P3" draw:layer="layout" svg:width="3.279cm" svg:height="5.796cm" draw:transform="rotate (0.0324631240870945) translate (1.249cm 1.101cm)">
              <draw:image xlink:href="Pictures/10009CAA0000170D000029F3920A2D2BB72DB9AD.svg" xlink:type="simple" xlink:show="embed" xlink:actuate="onLoad" loext:mime-type="image/svg+xml">
                <text:p/>
              </draw:image>
              <draw:image xlink:href="Pictures/10000201000000DF000001962813E171C1235DB1.png" xlink:type="simple" xlink:show="embed" xlink:actuate="onLoad" loext:mime-type="image/png"/>
            </draw:frame>
          </draw:g>
          <draw:g>
            <draw:frame draw:style-name="gr11" draw:text-style-name="P3" draw:layer="layout" svg:width="3.743cm" svg:height="7.489cm" draw:transform="rotate (-0.0712094334813689) translate (2.313cm -0.007cm)">
              <draw:image xlink:href="Pictures/10000201000003C00000078053F667591B389F7E.png" xlink:type="simple" xlink:show="embed" xlink:actuate="onLoad" loext:mime-type="image/png">
                <text:p/>
              </draw:image>
            </draw:frame>
            <draw:frame draw:style-name="gr11" draw:text-style-name="P3" draw:layer="layout" svg:width="3.279cm" svg:height="5.796cm" draw:transform="rotate (-0.0712094334813689) translate (2.478cm 0.857cm)">
              <draw:image xlink:href="Pictures/10009CAA0000170D000029F3920A2D2BB72DB9AD.svg" xlink:type="simple" xlink:show="embed" xlink:actuate="onLoad" loext:mime-type="image/svg+xml">
                <text:p/>
              </draw:image>
              <draw:image xlink:href="Pictures/10000201000000DF000001962813E171C1235DB1.png" xlink:type="simple" xlink:show="embed" xlink:actuate="onLoad" loext:mime-type="image/png"/>
            </draw:frame>
          </draw:g>
        </draw:g>
        <draw:frame draw:style-name="gr12" draw:text-style-name="P6" draw:layer="layout" svg:width="3.135cm" svg:height="0.878cm" svg:x="1.998cm" svg:y="7.966cm">
          <draw:text-box>
            <text:p><text:span text:style-name="T2">Mobile App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2cm" fo:page-height="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06cm" svg:x="1cm" svg:y="4.969cm"/>
      <draw:page-thumbnail draw:layer="backgroundobjects" svg:width="8.999cm" svg:height="2.606cm" svg:x="1cm" svg:y="13.545cm"/>
      <draw:page-thumbnail draw:layer="backgroundobjects" svg:width="8.999cm" svg:height="2.606cm" svg:x="1cm" svg:y="22.121cm"/>
      <draw:page-thumbnail draw:layer="backgroundobjects" svg:width="8.999cm" svg:height="2.606cm" svg:x="11cm" svg:y="4.969cm"/>
      <draw:page-thumbnail draw:layer="backgroundobjects" svg:width="8.999cm" svg:height="2.606cm" svg:x="11cm" svg:y="13.545cm"/>
      <draw:page-thumbnail draw:layer="backgroundobjects" svg:width="8.999cm" svg:height="2.606cm" svg:x="11cm" svg:y="22.121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08T22:10:54.758143961</meta:creation-date>
    <dc:date>2020-02-09T00:08:58.870777975</dc:date>
    <dc:creator>Dennis Schulmeister-Zimolong</dc:creator>
    <meta:editing-duration>PT1H5M31S</meta:editing-duration>
    <meta:editing-cycles>16</meta:editing-cycles>
    <meta:generator>LibreOffice/6.3.4.2.0$Linux_X86_64 LibreOffice_project/30$Build-2</meta:generator>
    <meta:document-statistic meta:object-count="46"/>
  </office:meta>
</office:document-meta>
</file>